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6.609cm" fo:min-width="8.264cm" fo:padding-top="0.188cm" fo:padding-bottom="0.188cm" fo:padding-left="0.313cm" fo:padding-right="0.31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7e0021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ff3333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7e002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9cm" svg:height="0.19cm" svg:x="2.453cm" svg:y="2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19cm" svg:height="0.19cm" svg:x="4.953cm" svg:y="3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19cm" svg:height="0.191cm" svg:x="6.653cm" svg:y="5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9cm" svg:height="6.98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0.19cm" svg:height="0.191cm" svg:x="14.053cm" svg:y="1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19cm" svg:height="0.191cm" svg:x="15.653cm" svg:y="2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19cm" svg:height="0.191cm" svg:x="18.653cm" svg:y="5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9cm" svg:height="6.985cm" svg:x="10.1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9" draw:id="id9" draw:layer="layout" svg:width="0.19cm" svg:height="0.191cm" svg:x="4.453cm" svg:y="10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0.19cm" svg:height="0.191cm" svg:x="8.653cm" svg:y="12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9cm" svg:height="6.985cm" svg:x="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0.19cm" svg:height="0.191cm" svg:x="17.653cm" svg:y="14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" draw:id="id7" draw:layer="layout" svg:width="0.19cm" svg:height="0.191cm" svg:x="14.803cm" svg:y="10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9cm" svg:height="6.985cm" svg:x="10.144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.925cm" svg:y1="2.69cm" svg:x2="2.453cm" svg:y2="2.707cm" draw:end-shape="id1" draw:end-glue-point="6" svg:d="M1925 2690h14v17h514" svg:viewBox="0 0 529 18">
          <text:p/>
        </draw:connector>
        <draw:connector draw:style-name="gr6" draw:text-style-name="P3" draw:layer="layout" svg:x1="5.048cm" svg:y1="3.302cm" svg:x2="6.653cm" svg:y2="5.963cm" draw:start-shape="id2" draw:start-glue-point="8" draw:end-shape="id3" draw:end-glue-point="6" svg:d="M5048 3302v2661h1605" svg:viewBox="0 0 1606 2662">
          <text:p/>
        </draw:connector>
        <draw:connector draw:style-name="gr6" draw:text-style-name="P3" draw:layer="layout" svg:x1="6.748cm" svg:y1="6.058cm" svg:x2="6.747cm" svg:y2="7.32cm" draw:start-shape="id3" draw:start-glue-point="8" svg:d="M6748 6058v882h-1v380" svg:viewBox="0 0 2 1263">
          <text:p/>
        </draw:connector>
        <draw:connector draw:style-name="gr6" draw:text-style-name="P3" draw:layer="layout" draw:line-skew="-0.097cm" svg:x1="2.548cm" svg:y1="2.802cm" svg:x2="4.953cm" svg:y2="3.207cm" draw:start-shape="id1" draw:start-glue-point="8" draw:end-shape="id2" draw:end-glue-point="6" svg:d="M2548 2802v405h1251 1154" svg:viewBox="0 0 2406 406">
          <text:p/>
        </draw:connector>
        <draw:connector draw:style-name="gr6" draw:text-style-name="P3" draw:layer="layout" svg:x1="14.053cm" svg:y1="1.763cm" svg:x2="10.817cm" svg:y2="1.757cm" draw:start-shape="id4" draw:start-glue-point="6" svg:d="M14053 1763h-1868v-6h-1368" svg:viewBox="0 0 3237 7">
          <text:p/>
        </draw:connector>
        <draw:connector draw:style-name="gr6" draw:text-style-name="P3" draw:layer="layout" svg:x1="14.148cm" svg:y1="1.858cm" svg:x2="15.653cm" svg:y2="2.663cm" draw:start-shape="id4" draw:start-glue-point="8" draw:end-shape="id5" draw:end-glue-point="6" svg:d="M14148 1858v805h1505" svg:viewBox="0 0 1506 806">
          <text:p/>
        </draw:connector>
        <draw:connector draw:style-name="gr6" draw:text-style-name="P3" draw:layer="layout" svg:x1="15.748cm" svg:y1="2.758cm" svg:x2="18.653cm" svg:y2="5.763cm" draw:start-shape="id5" draw:start-glue-point="8" draw:end-shape="id6" draw:end-glue-point="6" svg:d="M15748 2758v3005h2905" svg:viewBox="0 0 2906 3006">
          <text:p/>
        </draw:connector>
        <draw:connector draw:style-name="gr6" draw:text-style-name="P3" draw:layer="layout" svg:x1="18.748cm" svg:y1="5.858cm" svg:x2="18.743cm" svg:y2="7.377cm" draw:start-shape="id6" draw:start-glue-point="8" svg:d="M18748 5858v1010h-5v509" svg:viewBox="0 0 6 1520">
          <text:p/>
        </draw:connector>
        <draw:connector draw:style-name="gr6" draw:text-style-name="P3" draw:layer="layout" svg:x1="14.803cm" svg:y1="10.963cm" svg:x2="10.69cm" svg:y2="10.975cm" draw:start-shape="id7" draw:start-glue-point="6" svg:d="M14803 10963h-2307v12h-1806" svg:viewBox="0 0 4114 13">
          <text:p/>
        </draw:connector>
        <draw:connector draw:style-name="gr6" draw:text-style-name="P3" draw:layer="layout" svg:x1="14.898cm" svg:y1="11.058cm" svg:x2="17.653cm" svg:y2="14.913cm" draw:start-shape="id7" draw:start-glue-point="8" draw:end-shape="id8" draw:end-glue-point="6" svg:d="M14898 11058v3855h2755" svg:viewBox="0 0 2756 3856">
          <text:p/>
        </draw:connector>
        <draw:connector draw:style-name="gr6" draw:text-style-name="P3" draw:layer="layout" svg:x1="4.453cm" svg:y1="10.163cm" svg:x2="1.386cm" svg:y2="10.16cm" draw:start-shape="id9" draw:start-glue-point="6" svg:d="M4453 10163h-1784v-3h-1283" svg:viewBox="0 0 3068 4">
          <text:p/>
        </draw:connector>
        <draw:connector draw:style-name="gr6" draw:text-style-name="P3" draw:layer="layout" svg:x1="4.548cm" svg:y1="10.258cm" svg:x2="8.653cm" svg:y2="12.263cm" draw:start-shape="id9" draw:start-glue-point="8" draw:end-shape="id10" draw:end-glue-point="6" svg:d="M4548 10258v2005h4105" svg:viewBox="0 0 4106 2006">
          <text:p/>
        </draw:connector>
        <draw:connector draw:style-name="gr6" draw:text-style-name="P3" draw:layer="layout" svg:x1="8.748cm" svg:y1="12.358cm" svg:x2="8.742cm" svg:y2="15.007cm" draw:start-shape="id10" draw:start-glue-point="8" svg:d="M8748 12358v1575h-6v1074" svg:viewBox="0 0 7 2650">
          <text:p/>
        </draw:connector>
        <draw:custom-shape draw:style-name="gr1" draw:text-style-name="P1" draw:layer="layout" svg:width="0.19cm" svg:height="0.19cm" svg:x="3.954cm" svg:y="4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9cm" svg:height="0.191cm" svg:x="11.15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9cm" svg:height="0.191cm" svg:x="2.954cm" svg:y="13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9cm" svg:height="0.191cm" svg:x="5.154cm" svg:y="14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9cm" svg:height="0.191cm" svg:x="14.354cm" svg:y="13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3:13:38.822916351</meta:creation-date>
    <dc:date>2016-10-15T00:01:55.487174841</dc:date>
    <dc:creator>and </dc:creator>
    <meta:editing-duration>PT16M33S</meta:editing-duration>
    <meta:editing-cycles>4</meta:editing-cycles>
    <meta:generator>LibreOffice/5.0.6.2$Linux_X86_64 LibreOffice_project/00m0$Build-2</meta:generator>
    <meta:document-statistic meta:object-count="32"/>
  </office:meta>
</office:document-meta>
</file>